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147cm" fo:min-width="2.167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478cm" fo:min-width="3.006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831cm" fo:min-width="1.483cm" fo:padding-top="0.15cm" fo:padding-bottom="0.15cm" fo:padding-left="0.275cm" fo:padding-right="0.275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1.187cm" svg:x="-8.271cm" svg:y="7.604cm">
          <draw:text-box>
            <text:p/>
          </draw:text-box>
        </draw:frame>
        <draw:custom-shape draw:style-name="gr2" draw:text-style-name="P3" xml:id="id2" draw:id="id2" draw:layer="layout" svg:width="2.667cm" svg:height="1.397cm" svg:x="10.525cm" svg:y="1.127cm">
          <text:p text:style-name="P2">Cello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556cm" svg:height="1.778cm" svg:x="3.191cm" svg:y="4.048cm">
          <text:p text:style-name="P2">sample_input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556cm" svg:height="1.778cm" svg:x="16.367cm" svg:y="3.921cm">
          <text:p text:style-name="P2">src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line-skew="0.064cm" svg:x1="4.969cm" svg:y1="4.048cm" svg:x2="11.858cm" svg:y2="2.524cm" draw:start-shape="id1" draw:end-shape="id2" draw:end-glue-point="2" svg:d="M4969 4048v-698h6889v-826" svg:viewBox="0 0 6890 1525">
          <text:p/>
        </draw:connector>
        <draw:connector draw:style-name="gr4" draw:text-style-name="P2" draw:layer="layout" draw:line-skew="0.127cm" svg:x1="11.858cm" svg:y1="2.524cm" svg:x2="18.145cm" svg:y2="3.921cm" draw:start-shape="id2" draw:start-glue-point="2" draw:end-shape="id3" draw:end-glue-point="0" svg:d="M11858 2524v825h6287v572" svg:viewBox="0 0 6288 1398">
          <text:p/>
        </draw:connector>
        <draw:custom-shape draw:style-name="gr3" draw:text-style-name="P3" xml:id="id4" draw:id="id4" draw:layer="layout" svg:width="3.556cm" svg:height="1.778cm" svg:x="0.905cm" svg:y="7.858cm">
          <text:p text:style-name="P2">DNACompiler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2.683cm" svg:y1="7.858cm" svg:x2="4.969cm" svg:y2="5.826cm" draw:start-shape="id4" draw:start-glue-point="0" draw:end-shape="id1" draw:end-glue-point="2" svg:d="M2683 7858v-1016h2286v-1016" svg:viewBox="0 0 2287 2033">
          <text:p/>
        </draw:connector>
        <draw:custom-shape draw:style-name="gr3" draw:text-style-name="P3" xml:id="id5" draw:id="id5" draw:layer="layout" svg:width="3.556cm" svg:height="1.778cm" svg:x="5.604cm" svg:y="7.858cm">
          <text:p text:style-name="P2">other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4.969cm" svg:y1="5.826cm" svg:x2="7.382cm" svg:y2="7.858cm" draw:start-shape="id1" draw:start-glue-point="2" draw:end-shape="id5" draw:end-glue-point="0" svg:d="M4969 5826v1016h2413v1016" svg:viewBox="0 0 2414 2033">
          <text:p/>
        </draw:connector>
        <draw:custom-shape draw:style-name="gr3" draw:text-style-name="P3" xml:id="id6" draw:id="id6" draw:layer="layout" svg:width="3.556cm" svg:height="1.778cm" svg:x="9.541cm" svg:y="7.731cm">
          <text:p text:style-name="P2">resources-</text:p>
          <text:p text:style-name="P2">DNACompiler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3.556cm" svg:height="1.778cm" svg:x="14.113cm" svg:y="7.731cm">
          <text:p text:style-name="P2">DNACompiler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3.556cm" svg:height="1.778cm" svg:x="11.065cm" svg:y="10.398cm">
          <text:p text:style-name="P2">executable</text:p>
          <draw:enhanced-geometry svg:viewBox="0 0 21600 21600" draw:type="rectangle" draw:enhanced-path="M 0 0 L 21600 0 21600 21600 0 21600 0 0 Z N"/>
        </draw:custom-shape>
        <draw:custom-shape draw:style-name="gr5" draw:text-style-name="P3" xml:id="id9" draw:id="id9" draw:layer="layout" svg:width="2.032cm" svg:height="2.413cm" svg:x="8.525cm" svg:y="10.398cm">
          <text:p text:style-name="P2">Configu-</text:p>
          <text:p text:style-name="P2">ration</text:p>
          <text:p text:style-name="P2">.jso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xml:id="id11" draw:id="id11" draw:layer="layout" svg:width="3.556cm" svg:height="1.778cm" svg:x="9.033cm" svg:y="13.446cm">
          <text:p text:style-name="P2">script</text:p>
          <draw:enhanced-geometry svg:viewBox="0 0 21600 21600" draw:type="rectangle" draw:enhanced-path="M 0 0 L 21600 0 21600 21600 0 21600 0 0 Z N"/>
        </draw:custom-shape>
        <draw:custom-shape draw:style-name="gr3" draw:text-style-name="P3" xml:id="id12" draw:id="id12" draw:layer="layout" svg:width="3.556cm" svg:height="1.778cm" svg:x="13.351cm" svg:y="13.446cm">
          <text:p text:style-name="P2">application</text:p>
          <draw:enhanced-geometry svg:viewBox="0 0 21600 21600" draw:type="rectangle" draw:enhanced-path="M 0 0 L 21600 0 21600 21600 0 21600 0 0 Z N"/>
        </draw:custom-shape>
        <draw:custom-shape draw:style-name="gr5" draw:text-style-name="P5" xml:id="id10" draw:id="id10" draw:layer="layout" svg:width="2.032cm" svg:height="2.413cm" svg:x="14.875cm" svg:y="10.271cm">
          <text:p text:style-name="P4"><text:span text:style-name="T1">source</text:span></text:p>
          <text:p text:style-name="P4"><text:span text:style-name="T1">fi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2" draw:layer="layout" svg:x1="18.145cm" svg:y1="5.699cm" svg:x2="11.319cm" svg:y2="7.731cm" draw:start-shape="id3" draw:start-glue-point="2" draw:end-shape="id6" svg:d="M18145 5699v1016h-6826v1016" svg:viewBox="0 0 6827 2033">
          <text:p/>
        </draw:connector>
        <draw:connector draw:style-name="gr4" draw:text-style-name="P2" draw:layer="layout" svg:x1="18.145cm" svg:y1="5.699cm" svg:x2="15.891cm" svg:y2="7.731cm" draw:start-shape="id3" draw:start-glue-point="2" draw:end-shape="id7" draw:end-glue-point="0" svg:d="M18145 5699v1016h-2254v1016" svg:viewBox="0 0 2255 2033">
          <text:p/>
        </draw:connector>
        <draw:connector draw:style-name="gr4" draw:text-style-name="P2" draw:layer="layout" svg:x1="11.319cm" svg:y1="9.509cm" svg:x2="12.843cm" svg:y2="10.398cm" draw:start-shape="id6" draw:start-glue-point="2" draw:end-shape="id8" draw:end-glue-point="0" svg:d="M11319 9509v445h1524v444" svg:viewBox="0 0 1525 890">
          <text:p/>
        </draw:connector>
        <draw:connector draw:style-name="gr4" draw:text-style-name="P2" draw:layer="layout" svg:x1="11.319cm" svg:y1="9.509cm" svg:x2="9.541cm" svg:y2="10.398cm" draw:start-shape="id6" draw:start-glue-point="2" draw:end-shape="id9" draw:end-glue-point="4" svg:d="M11319 9509v444h-1778v445" svg:viewBox="0 0 1779 890">
          <text:p/>
        </draw:connector>
        <draw:connector draw:style-name="gr4" draw:text-style-name="P2" draw:layer="layout" svg:x1="15.891cm" svg:y1="9.509cm" svg:x2="15.891cm" svg:y2="10.271cm" draw:start-shape="id7" draw:start-glue-point="2" draw:end-shape="id10" draw:end-glue-point="4" svg:d="M15891 9509v762" svg:viewBox="0 0 1 763">
          <text:p/>
        </draw:connector>
        <draw:connector draw:style-name="gr4" draw:text-style-name="P2" draw:layer="layout" svg:x1="12.843cm" svg:y1="12.176cm" svg:x2="10.811cm" svg:y2="13.446cm" draw:start-shape="id8" draw:start-glue-point="2" draw:end-shape="id11" draw:end-glue-point="0" svg:d="M12843 12176v635h-2032v635" svg:viewBox="0 0 2033 1271">
          <text:p/>
        </draw:connector>
        <draw:connector draw:style-name="gr4" draw:text-style-name="P2" draw:layer="layout" svg:x1="12.843cm" svg:y1="12.176cm" svg:x2="15.129cm" svg:y2="13.446cm" draw:start-shape="id8" draw:start-glue-point="2" draw:end-shape="id12" draw:end-glue-point="0" svg:d="M12843 12176v635h2286v635" svg:viewBox="0 0 2287 1271">
          <text:p/>
        </draw:connector>
        <draw:custom-shape draw:style-name="gr3" draw:text-style-name="P3" xml:id="id13" draw:id="id13" draw:layer="layout" svg:width="3.556cm" svg:height="1.778cm" svg:x="18.812cm" svg:y="7.731cm">
          <text:p text:style-name="P2">resources-</text:p>
          <text:p text:style-name="P2">other</text:p>
          <draw:enhanced-geometry svg:viewBox="0 0 21600 21600" draw:type="rectangle" draw:enhanced-path="M 0 0 L 21600 0 21600 21600 0 21600 0 0 Z N"/>
        </draw:custom-shape>
        <draw:custom-shape draw:style-name="gr3" draw:text-style-name="P3" xml:id="id16" draw:id="id16" draw:layer="layout" svg:width="3.556cm" svg:height="1.778cm" svg:x="23.384cm" svg:y="7.731cm">
          <text:p text:style-name="P2">other</text:p>
          <draw:enhanced-geometry svg:viewBox="0 0 21600 21600" draw:type="rectangle" draw:enhanced-path="M 0 0 L 21600 0 21600 21600 0 21600 0 0 Z N"/>
        </draw:custom-shape>
        <draw:custom-shape draw:style-name="gr3" draw:text-style-name="P3" xml:id="id14" draw:id="id14" draw:layer="layout" svg:width="3.556cm" svg:height="1.778cm" svg:x="20.336cm" svg:y="10.398cm">
          <text:p text:style-name="P2">executable</text:p>
          <draw:enhanced-geometry svg:viewBox="0 0 21600 21600" draw:type="rectangle" draw:enhanced-path="M 0 0 L 21600 0 21600 21600 0 21600 0 0 Z N"/>
        </draw:custom-shape>
        <draw:custom-shape draw:style-name="gr5" draw:text-style-name="P3" xml:id="id15" draw:id="id15" draw:layer="layout" svg:width="2.032cm" svg:height="2.413cm" svg:x="17.796cm" svg:y="10.398cm">
          <text:p text:style-name="P2">Configu-</text:p>
          <text:p text:style-name="P2">ration</text:p>
          <text:p text:style-name="P2">.jso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xml:id="id18" draw:id="id18" draw:layer="layout" svg:width="3.556cm" svg:height="1.778cm" svg:x="18.304cm" svg:y="13.446cm">
          <text:p text:style-name="P2">script</text:p>
          <draw:enhanced-geometry svg:viewBox="0 0 21600 21600" draw:type="rectangle" draw:enhanced-path="M 0 0 L 21600 0 21600 21600 0 21600 0 0 Z N"/>
        </draw:custom-shape>
        <draw:custom-shape draw:style-name="gr3" draw:text-style-name="P3" xml:id="id19" draw:id="id19" draw:layer="layout" svg:width="3.556cm" svg:height="1.778cm" svg:x="22.622cm" svg:y="13.446cm">
          <text:p text:style-name="P2">application</text:p>
          <draw:enhanced-geometry svg:viewBox="0 0 21600 21600" draw:type="rectangle" draw:enhanced-path="M 0 0 L 21600 0 21600 21600 0 21600 0 0 Z N"/>
        </draw:custom-shape>
        <draw:custom-shape draw:style-name="gr5" draw:text-style-name="P5" xml:id="id17" draw:id="id17" draw:layer="layout" svg:width="2.032cm" svg:height="2.413cm" svg:x="24.146cm" svg:y="10.271cm">
          <text:p text:style-name="P4"><text:span text:style-name="T1">source</text:span></text:p>
          <text:p text:style-name="P4"><text:span text:style-name="T1">fi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2" draw:layer="layout" svg:x1="20.59cm" svg:y1="9.509cm" svg:x2="22.114cm" svg:y2="10.398cm" draw:start-shape="id13" draw:start-glue-point="2" draw:end-shape="id14" draw:end-glue-point="0" svg:d="M20590 9509v445h1524v444" svg:viewBox="0 0 1525 890">
          <text:p/>
        </draw:connector>
        <draw:connector draw:style-name="gr4" draw:text-style-name="P2" draw:layer="layout" svg:x1="20.59cm" svg:y1="9.509cm" svg:x2="18.812cm" svg:y2="10.398cm" draw:start-shape="id13" draw:start-glue-point="2" draw:end-shape="id15" draw:end-glue-point="4" svg:d="M20590 9509v444h-1778v445" svg:viewBox="0 0 1779 890">
          <text:p/>
        </draw:connector>
        <draw:connector draw:style-name="gr4" draw:text-style-name="P2" draw:layer="layout" svg:x1="25.162cm" svg:y1="9.509cm" svg:x2="25.162cm" svg:y2="10.271cm" draw:start-shape="id16" draw:start-glue-point="2" draw:end-shape="id17" draw:end-glue-point="4" svg:d="M25162 9509v762" svg:viewBox="0 0 1 763">
          <text:p/>
        </draw:connector>
        <draw:connector draw:style-name="gr4" draw:text-style-name="P2" draw:layer="layout" svg:x1="22.114cm" svg:y1="12.176cm" svg:x2="20.082cm" svg:y2="13.446cm" draw:start-shape="id14" draw:start-glue-point="2" draw:end-shape="id18" draw:end-glue-point="0" svg:d="M22114 12176v635h-2032v635" svg:viewBox="0 0 2033 1271">
          <text:p/>
        </draw:connector>
        <draw:connector draw:style-name="gr4" draw:text-style-name="P2" draw:layer="layout" svg:x1="22.114cm" svg:y1="12.176cm" svg:x2="24.4cm" svg:y2="13.446cm" draw:start-shape="id14" draw:start-glue-point="2" draw:end-shape="id19" draw:end-glue-point="0" svg:d="M22114 12176v635h2286v635" svg:viewBox="0 0 2287 1271">
          <text:p/>
        </draw:connector>
        <draw:connector draw:style-name="gr4" draw:text-style-name="P2" draw:layer="layout" svg:x1="18.145cm" svg:y1="5.699cm" svg:x2="20.59cm" svg:y2="7.731cm" draw:start-shape="id3" draw:start-glue-point="2" draw:end-shape="id13" draw:end-glue-point="0" svg:d="M18145 5699v1016h2445v1016" svg:viewBox="0 0 2446 2033">
          <text:p/>
        </draw:connector>
        <draw:connector draw:style-name="gr4" draw:text-style-name="P2" draw:layer="layout" svg:x1="18.145cm" svg:y1="5.699cm" svg:x2="25.162cm" svg:y2="7.731cm" draw:start-shape="id3" draw:start-glue-point="2" draw:end-shape="id16" svg:d="M18145 5699v1016h7017v1016" svg:viewBox="0 0 7018 20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06:28.746971584</meta:creation-date>
    <meta:editing-duration>PT1H3M21S</meta:editing-duration>
    <meta:editing-cycles>29</meta:editing-cycles>
    <meta:generator>LibreOffice/5.1.6.2$Linux_X86_64 LibreOffice_project/10m0$Build-2</meta:generator>
    <dc:date>2017-12-29T17:16:06.699878417</dc:date>
    <meta:document-statistic meta:object-count="38"/>
  </office:meta>
</office:document-meta>
</file>